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urier New1" svg:font-family="'Courier New'"/>
    <style:font-face style:name="Liberation," svg:font-family="'Liberation,'"/>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background-color="#ffff00"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20pt" style:font-size-asian="17.5pt" style:font-size-complex="20pt"/>
    </style:style>
    <style:style style:name="P11" style:family="paragraph" style:parent-style-name="Standard">
      <style:paragraph-properties fo:text-align="center" style:justify-single-word="false"/>
      <style:text-properties fo:font-size="40pt" style:font-size-asian="35pt" style:font-size-complex="40pt"/>
    </style:style>
    <style:style style:name="P12" style:family="paragraph" style:parent-style-name="Standard">
      <style:paragraph-properties fo:text-align="start" style:justify-single-word="false"/>
      <style:text-properties fo:font-size="8pt" style:font-size-asian="7pt" style:font-size-complex="8pt"/>
    </style:style>
    <style:style style:name="P13" style:family="paragraph" style:parent-style-name="Standard">
      <style:paragraph-properties fo:text-align="justify" style:justify-single-word="false"/>
      <style:text-properties fo:font-size="8pt" style:font-size-asian="7pt" style:font-size-complex="8pt"/>
    </style:style>
    <style:style style:name="P14" style:family="paragraph" style:parent-style-name="Standard">
      <style:paragraph-properties fo:text-align="justify" style:justify-single-word="false"/>
      <style:text-properties fo:font-size="8pt" style:font-size-asian="8pt" style:font-size-complex="8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18"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19"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paragraph-properties fo:text-align="start" style:justify-single-word="false"/>
      <style:text-properties fo:font-size="14pt" style:font-size-asian="14pt" style:font-size-complex="14pt"/>
    </style:style>
    <style:style style:name="P22" style:family="paragraph" style:parent-style-name="Standard">
      <style:paragraph-properties fo:text-align="justify" style:justify-single-word="false"/>
      <style:text-properties fo:font-size="14pt" fo:font-style="normal" fo:background-color="transparent" style:font-size-asian="14pt" style:font-style-asian="normal" style:font-size-complex="14pt" style:font-style-complex="normal"/>
    </style:style>
    <style:style style:name="P23"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26" style:family="paragraph" style:parent-style-name="Standard">
      <style:paragraph-properties fo:text-align="start" style:justify-single-word="false"/>
      <style:text-properties fo:font-size="14pt" fo:font-style="normal" fo:background-color="#ffff00" style:font-size-asian="14pt" style:font-style-asian="normal" style:font-size-complex="14pt" style:font-style-complex="normal"/>
    </style:style>
    <style:style style:name="P27" style:family="paragraph" style:parent-style-name="Standard">
      <style:paragraph-properties fo:text-align="justify" style:justify-single-word="false"/>
      <style:text-properties fo:font-size="14pt" fo:font-style="normal" fo:background-color="#ffff00" style:font-size-asian="14pt" style:font-style-asian="normal" style:font-size-complex="14pt" style:font-style-complex="normal"/>
    </style:style>
    <style:style style:name="P28" style:family="paragraph" style:parent-style-name="Standard">
      <style:paragraph-properties fo:text-align="justify" style:justify-single-word="false"/>
      <style:text-properties fo:font-size="14pt" fo:background-color="transparent" style:font-size-asian="14pt" style:font-size-complex="14pt"/>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30"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31" style:family="paragraph" style:parent-style-name="Standard">
      <style:paragraph-properties fo:text-align="justify" style:justify-single-word="false"/>
      <style:text-properties fo:font-size="14pt" fo:background-color="#ffff00" style:font-size-asian="14pt" style:font-size-complex="14pt"/>
    </style:style>
    <style:style style:name="P32" style:family="paragraph" style:parent-style-name="Standard">
      <style:paragraph-properties fo:text-align="justify" style:justify-single-word="false"/>
      <style:text-properties fo:font-size="16pt" fo:font-style="normal" style:text-underline-style="solid" style:text-underline-width="auto" style:text-underline-color="font-color" fo:background-color="transparent" style:font-size-asian="16pt" style:font-style-asian="normal" style:font-size-complex="16pt" style:font-style-complex="normal"/>
    </style:style>
    <style:style style:name="P33" style:family="paragraph" style:parent-style-name="Standard">
      <style:paragraph-properties fo:text-align="justify"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34"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6" style:family="paragraph" style:parent-style-name="Horizontal_20_Line">
      <style:text-properties fo:font-size="12pt" style:font-size-asian="10.5pt" style:font-size-complex="12pt"/>
    </style:style>
    <style:style style:name="P37" style:family="paragraph" style:parent-style-name="Horizontal_20_Line">
      <style:text-properties fo:font-size="20pt" style:font-size-asian="20pt" style:font-size-complex="20pt"/>
    </style:style>
    <style:style style:name="P38" style:family="paragraph" style:parent-style-name="Horizontal_20_Line">
      <style:text-properties fo:font-size="14pt" style:font-size-asian="14pt" style:font-size-complex="14pt"/>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40"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41"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2" style:family="paragraph" style:parent-style-name="Standard">
      <style:text-properties fo:font-size="14pt" style:font-size-asian="14pt" style:font-size-complex="14pt"/>
    </style:style>
    <style:style style:name="P43" style:family="paragraph" style:parent-style-name="Standard">
      <style:paragraph-properties fo:text-align="justify" style:justify-single-word="false"/>
      <style:text-properties fo:font-size="14pt" style:font-size-asian="14pt" style:font-size-complex="14pt"/>
    </style:style>
    <style:style style:name="P44" style:family="paragraph">
      <style:paragraph-properties fo:text-align="center"/>
    </style:style>
    <style:style style:name="P45" style:family="paragraph">
      <style:paragraph-properties fo:text-align="center"/>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style:font-size-asian="12pt"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background-color="transparent" loext:char-shading-value="0"/>
    </style:style>
    <style:style style:name="T5" style:family="text">
      <style:text-properties fo:font-weight="bold" fo:background-color="transparent" style:font-weight-asian="bold" style:font-weight-complex="bold" loext:char-shading-value="0"/>
    </style:style>
    <style:style style:name="T6" style:family="text">
      <style:text-properties fo:font-weight="bold" fo:background-color="transparent" style:font-weight-asian="bold" style:font-weight-complex="bold"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fo:color="#6666ff" fo:font-style="italic" style:font-style-asian="italic" style:font-style-complex="italic"/>
    </style:style>
    <style:style style:name="T17" style:family="text">
      <style:text-properties fo:color="#6666ff" fo:font-style="italic" style:text-underline-style="none" fo:font-weight="normal" style:font-style-asian="italic" style:font-weight-asian="normal" style:font-style-complex="italic"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text:p>
      <text:p text:style-name="Standard"><draw:frame draw:style-name="fr1" draw:name="Image1" text:anchor-type="paragraph" svg:x="0.407cm" svg:y="0.065cm" svg:width="8.31cm" svg:height="2.558cm" draw:z-index="0"><draw:image/></draw:frame><draw:frame text:anchor-type="paragraph" draw:z-index="1" draw:name="Forme2" draw:style-name="gr1" draw:text-style-name="P45" svg:width="9.713cm" svg:height="3.178cm" svg:x="7.719cm" svg:y="0.115cm"><draw:text-box><text:p text:style-name="P44"><text:span text:style-name="T22">UNIVERSITÉ DE BORDEAUX</text:span></text:p><text:p text:style-name="P44"><text:span text:style-name="T22">Collège Sciences et Technologies</text:span></text:p><text:p text:style-name="P44"><text:span text:style-name="T22">Département Licence</text:span></text:p><text:p text:style-name="P44"><text:span text:style-name="T22">Bâtiment A22, 351 cours de la Libération</text:span></text:p><text:p text:style-name="P44"><text:span text:style-name="T22">33405 Talence Cedex</text:span></text:p><text:p text:style-name="P44"><text:span text:style-name="T22">FRANCE</text:span></text:p><text:p text:style-name="P44"><text:span text:style-name="T22">05 40 00 66 03</text:span></text:p></draw:text-box></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p text:style-name="P11">RAPPORT </text:p>
      <text:p text:style-name="P37"/>
      <text:p text:style-name="P9"/>
      <text:p text:style-name="P9"/>
      <text:p text:style-name="P9">DÉVELOPPEMENT D’UN PROJET EN TRAITEMENT D’IMAGES</text:p>
      <text:p text:style-name="P9"/>
      <text:p text:style-name="P9"/>
      <text:p text:style-name="P1"/>
      <text:p text:style-name="P1"/>
      <text:p text:style-name="P1"/>
      <text:p text:style-name="P1"/>
      <text:p text:style-name="P1"/>
      <text:p text:style-name="P1"/>
      <text:p text:style-name="P1"/>
      <text:p text:style-name="P1"/>
      <text:p text:style-name="P1"/>
      <text:p text:style-name="P14"/>
      <text:p text:style-name="P14"/>
      <text:p text:style-name="P14"/>
      <text:p text:style-name="P14"/>
      <text:p text:style-name="P14"/>
      <text:p text:style-name="P14"/>
      <text:p text:style-name="P16"/>
      <text:p text:style-name="P8">BESSE Emma<text:tab/><text:tab/><text:tab/><text:tab/> <text:s text:c="5"/>HONORÉ Cauli<text:tab/><text:tab/><text:tab/> <text:s text:c="11"/>VEILLAT Emma</text:p>
      <text:p text:style-name="P2"/>
      <text:p text:style-name="P9"><text:soft-page-break/>SOMMAIRE</text:p>
      <text:p text:style-name="Horizontal_20_Line"/>
      <text:p text:style-name="P1"/>
      <text:p text:style-name="P1"/>
      <text:p text:style-name="P1"/>
      <text:p text:style-name="P1">INTRODUCTION<text:tab/><text:tab/><text:tab/><text:tab/><text:tab/><text:tab/><text:tab/><text:tab/><text:tab/><text:tab/><text:tab/> </text:p>
      <text:p text:style-name="P1"/>
      <text:p text:style-name="P1"/>
      <text:p text:style-name="P1"/>
      <text:p text:style-name="P1"/>
      <text:p text:style-name="P1"/>
      <text:p text:style-name="P1">PHOTOSHIP : LA VERSION FINALE</text:p>
      <text:p text:style-name="P1"/>
      <text:p text:style-name="P1"><text:span text:style-name="T2">1. </text:span><text:span text:style-name="T2">Présentation de l’application</text:span><text:span text:style-name="T2"><text:tab/><text:tab/><text:tab/><text:tab/><text:tab/><text:tab/><text:tab/><text:tab/><text:tab/> </text:span></text:p>
      <text:p text:style-name="P5"/>
      <text:p text:style-name="P5">2. Architecture définitive du projet<text:tab/><text:tab/><text:tab/><text:tab/><text:tab/><text:tab/><text:tab/><text:tab/><text:tab/> </text:p>
      <text:p text:style-name="P5"/>
      <text:p text:style-name="P4"><text:span text:style-name="T1">3. </text:span><text:span text:style-name="T1">Description des algorithmes</text:span><text:span text:style-name="T1"><text:tab/><text:tab/><text:tab/><text:tab/><text:tab/><text:tab/><text:tab/><text:tab/><text:tab/></text:span><text:span text:style-name="T1"> </text:span></text:p>
      <text:p text:style-name="P5"/>
      <text:p text:style-name="P5"/>
      <text:p text:style-name="P5"/>
      <text:p text:style-name="P5"/>
      <text:p text:style-name="P5"/>
      <text:p text:style-name="P1">HISTORIQUE DE DÉVELOPPEMENT</text:p>
      <text:p text:style-name="P1"/>
      <text:p text:style-name="P6">1. Rappel de la première release <text:tab/><text:tab/><text:tab/><text:tab/><text:tab/><text:tab/><text:tab/><text:tab/><text:tab/></text:p>
      <text:p text:style-name="P6"/>
      <text:p text:style-name="P6">2. Comparaison de l’architecture<text:tab/><text:tab/><text:tab/><text:tab/><text:tab/><text:tab/><text:tab/> <text:tab/><text:tab/></text:p>
      <text:p text:style-name="P6"/>
      <text:p text:style-name="P6">3. Comparaison des algorithmes<text:tab/><text:tab/><text:tab/><text:tab/><text:tab/><text:tab/><text:tab/><text:tab/><text:tab/></text:p>
      <text:p text:style-name="P6"/>
      <text:p text:style-name="P5"><text:span text:style-name="T10">3</text:span><text:span text:style-name="T10">. </text:span><text:span text:style-name="T10">Gain optimisation<text:tab/><text:tab/></text:span><text:tab/><text:tab/><text:tab/><text:tab/><text:tab/><text:tab/> <text:tab/><text:tab/><text:tab/></text:p>
      <text:p text:style-name="P18"/>
      <text:p text:style-name="P1"/>
      <text:p text:style-name="P1"/>
      <text:p text:style-name="P1"/>
      <text:p text:style-name="P1"/>
      <text:p text:style-name="P1">CONCLUSION</text:p>
      <text:p text:style-name="P1"/>
      <text:p text:style-name="P1"/>
      <text:p text:style-name="P1"/>
      <text:p text:style-name="P1"/>
      <text:p text:style-name="P1"/>
      <text:p text:style-name="P1">AUTEURS ET MATÉRIEL UTILISÉ</text:p>
      <text:p text:style-name="P1"/>
      <text:p text:style-name="P1"/>
      <text:p text:style-name="P1"/>
      <text:p text:style-name="P1"><text:tab/><text:tab/><text:tab/><text:tab/><text:tab/><text:tab/><text:tab/><text:tab/><text:tab/><text:tab/><text:tab/><text:tab/><text:tab/><text:tab/><text:tab/><text:tab/><text:tab/> <text:tab/><text:tab/><text:tab/><text:tab/><text:tab/><text:tab/><text:tab/><text:tab/><text:tab/><text:tab/></text:p>
      <text:p text:style-name="P7"/>
      <text:p text:style-name="P12"/>
      <text:p text:style-name="P12"/>
      <text:p text:style-name="P12"/>
      <text:p text:style-name="P9"><text:soft-page-break/>INTRODUCTION</text:p>
      <text:p text:style-name="Horizontal_20_Line"/>
      <text:p text:style-name="P21"/>
      <text:p text:style-name="P20"><text:tab/>Cette introduction tiendra lieu de remerciements et de présentation globale du projet.</text:p>
      <text:p text:style-name="P20"/>
      <text:p text:style-name="P20"/>
      <text:p text:style-name="P20"/>
      <text:p text:style-name="P20"><text:tab/>Nous tenons à remercier nos professeurs, Anne VIALARD et Boris MANSENCAL, de nous <text:span text:style-name="T10">….. </text:span>Nous avons ainsi appris à gérer et à aller au bout d’un projet, de chercher par nous-même les solutions aux erreurs de compilation et d’exécution.</text:p>
      <text:p text:style-name="P20"/>
      <text:p text:style-name="P20"><text:tab/>Nous tenons également à remercier nos familles et amis pour leurs précieux conseils et leur aide pour la relecture des cahier des charges, README et rapport rédigés lors des deux releases.</text:p>
      <text:p text:style-name="P20"/>
      <text:p text:style-name="P20"/>
      <text:p text:style-name="P20"/>
      <text:p text:style-name="P20"/>
      <text:p text:style-name="P20"><text:tab/>Le but de ce projet est de développer une application de traitement d’image sur smartphone avec système Android. Les images peuvent aussi bien être obtenues depuis la galerie du téléphone que directement depuis la caméra. Le projet est découpé en deux parties, et deux releases du logiciel seront donc à rendre. La première release est commune à tous les groupes. Elle est composée des fonctionnalités de base afin de gérer, afficher et sauvegarder les images. De plus seront intégrés quelques traitements d’image basés sur une transformation d’histogramme ou une convolution. </text:p>
      <text:p text:style-name="P20"/>
      <text:p text:style-name="P20"><text:tab/>Avec cette première release, un cahier des charges devra être complété, avec un ensemble de fonctionnalités additionnelles choisies parmi une liste de choix. </text:p>
      <text:p text:style-name="P20"/>
      <text:p text:style-name="P20"><text:tab/>La deuxième release devra être fournie accompagnée d’un rapport détaillé, contenant les points suivants : une description des algorithmes de traitement d’image implémentés, une description de l’architecture du code et une description des tests effectués démontrant la correction du code et le gain obtenu en terme d’optimisation. <text:tab/></text:p>
      <text:p text:style-name="P20"/>
      <text:p text:style-name="P20"><text:tab/>Enfin, il faudra spécifier les versions d’Android sur lesquelles ont été testées l’application, en précisant s’il s’agit d’un téléphone physique et/ou de l’émulateur.</text:p>
      <text:p text:style-name="P20"/>
      <text:p text:style-name="P20"/>
      <text:p text:style-name="P20"/>
      <text:p text:style-name="P20"/>
      <text:p text:style-name="P17">Cette introduction a été rédigée à partir d’extraits des exigences du cahier des charges et du rendu finale.</text:p>
      <text:p text:style-name="P17"/>
      <text:p text:style-name="P10"><text:soft-page-break/>PHOTOSHIP : LA VERSION FINALE</text:p>
      <text:p text:style-name="P36"/>
      <text:p text:style-name="P1"/>
      <text:p text:style-name="P35">1. Présentation de l’application</text:p>
      <text:p text:style-name="P21"/>
      <text:p text:style-name="P20"><text:tab/>Photoship est donc une application de traitement d’images. Une fois installée sur l’appareil de l’utilisateur, celui-ci peut la lancer et l’utiliser très simplement. L’application affiche alors brièvement le logo de Photoship, et permet à l’utilisateur d’accéder soit à sa galerie d’images, soit à la caméra de son téléphone. Il lui faut alors valider son choix pour arriver au menu principal de l’application. C’est sur ce menu que l’utilisateur peut appliquer n’importe quelle transformation à sa photo, dont il peut apercevoir le résultat grâce à des boutons-images. Cette transformation peut être soit un filtre simple comme le filtre sepia, soit un filtre nécessitant des réglettes – que l’application fait apparaître si besoin –, ou encore une modification de la structure de l’image comme une rotation de l’image. Les modifications peuvent être annulées ou rétablies grâce à l’existence d’un historique. Enfin, l’utilisateur peut enregistrer l’image transformée dans sa galerie et est ainsi renvoyé au menu de chargement de photo pour choisir une nouvelle image à modifier.</text:p>
      <text:p text:style-name="P20"/>
      <text:p text:style-name="P20">La liste des modifications disponibles grâce aux boutons-images est la suivante :</text:p>
      <text:p text:style-name="P20">- Filtre gris </text:p>
      <text:p text:style-name="P20">- Filtre sépia</text:p>
      <text:p text:style-name="P20">- Filtre négatif</text:p>
      <text:p text:style-name="P20">- Filtre flou (moyenneur ou gaussien)</text:p>
      <text:p text:style-name="P20">- Filtre sobel</text:p>
      <text:p text:style-name="P20">- Filtre laplacien</text:p>
      <text:p text:style-name="P20">- Égalisation d’histogramme</text:p>
      <text:p text:style-name="P20">- Extension de dynamiques</text:p>
      <text:p text:style-name="P20">- Sélection de couleurs</text:p>
      <text:p text:style-name="P20">- Filtre coloré</text:p>
      <text:p text:style-name="P20">- 3 effets de dessin crayonné plus ou moins marqué</text:p>
      <text:p text:style-name="P20">- Effet cartoon</text:p>
      <text:p text:style-name="P20">- Modification de la teinte, de la saturation et/ou de la luminosité de l’image.</text:p>
      <text:p text:style-name="P20">Elles peuvent être applicables soit intégralement à l’image ou partiellement au doigt par l’utilisateur.</text:p>
      <text:p text:style-name="P20"/>
      <text:p text:style-name="P20">La liste des modifications de la structure de l’images est la suivante :</text:p>
      <text:p text:style-name="P20">- Zoom en écartant ou en rapprochant les doigts</text:p>
      <text:p text:style-name="P20">- Rotation de l’image dans le sens horaire ou anti-horaire</text:p>
      <text:p text:style-name="P20">- Rognage de l’image</text:p>
      <text:p text:style-name="P20">- Miroir horizontal ou vertical de l’image</text:p>
      <text:p text:style-name="P20">- Modification ou déformation de la taille de l’image.</text:p>
      <text:p text:style-name="P20"/>
      <text:p text:style-name="P21"/>
      <text:p text:style-name="P10"><text:soft-page-break/>PHOTOSHIP : LA VERSION FINALE</text:p>
      <text:p text:style-name="P36"/>
      <text:p text:style-name="P29"/>
      <text:p text:style-name="P35">2. Architecture définitive du projet</text:p>
      <text:p text:style-name="P21"/>
      <text:p text:style-name="P21"/>
      <text:p text:style-name="P21"/>
      <text:p text:style-name="P21"><draw:frame draw:style-name="fr2" draw:name="Image3" text:anchor-type="paragraph" svg:width="17cm" svg:height="10.575cm" draw:z-index="3"><draw:image/></draw:frame></text:p>
      <text:p text:style-name="P21"/>
      <text:p text:style-name="P21"/>
      <text:p text:style-name="P20"><text:tab/>L’interface de l’application est représenté par les trois activités : PageAccueil, ChargementPhoto et MenuGeneral. Chacune d’entre elle s’ajoute le fichier XML correspondant. À cela s’ajoute un fichier XML (general_menu.xml) définissant les icônes présentes dans la barre principale de l’application.</text:p>
      <text:p text:style-name="P21"/>
      <text:p text:style-name="P20"><text:tab/>La partie « Traitement d’images » de l’application est représentée par les deux classes JAVA BitmapListe et MaBitmap. La classe BitmapListe implémente l’historique qui permettra à l’utilisateur d’annuler ou rétablir les modifications appliquées à l’image. La classe MaBitmap implémente, quant à elle, le nouveau type d’images utilisé dans l’application. Il se compose d’une Bitmap classique, de trois entiers représentant la largeur, la hauteur et le filtre utilisé sur l’image, et de cinq tableaux d’entiers représentant les pixels, l’histogramme, les bordures, les pixels gris et les pixels avec le filtre sobel.</text:p>
      <text:p text:style-name="P21"/>
      <text:p text:style-name="P21"/>
      <text:p text:style-name="P21"/>
      <text:p text:style-name="P10"><text:soft-page-break/>PHOTOSHIP : LA VERSION FINALE</text:p>
      <text:p text:style-name="P36"/>
      <text:p text:style-name="P29"/>
      <text:p text:style-name="P35">3. Description des algorithmes</text:p>
      <text:p text:style-name="P3"/>
      <text:p text:style-name="P3"/>
      <text:p text:style-name="P20"><text:tab/>La fonction <text:span text:style-name="T16">enGris()</text:span> permet de colorer une image en niveaux de gris correspondants. Il n’y a aucun paramètres d’entrée, et la fonction retourne l’image transformée de type <text:span text:style-name="T19">MaBitmap</text:span><text:span text:style-name="T20">. </text:span></text:p>
      <text:p text:style-name="P30"><text:span text:style-name="T21">Description de la méthode :</text:span><text:span text:style-name="T20"> </text:span><text:span text:style-name="T20">Si nécessaire, la fonction appelle </text:span><text:span text:style-name="T17">calculHistogramme()</text:span><text:span text:style-name="T20"> pour avoir l’attribut </text:span><text:span text:style-name="T19">valMap</text:span><text:span text:style-name="T20"> (la tableau de pixels de l’image en niveaux de gris).</text:span></text:p>
      <text:p text:style-name="P20"><text:span text:style-name="T20">Tout d’abord, on crée une copie de l’image à transformer</text:span><text:span text:style-name="T20"> e</text:span><text:span text:style-name="T20">n tant que </text:span><text:span text:style-name="T19">Bitmap</text:span><text:span text:style-name="T20">. Ensuite, on crée un nouveau tableau où on remplace la couleur </text:span><text:span text:style-name="T20">du pixel </text:span><text:span text:style-name="T20">par la valeur correspondante dans valMap. On remplace les pixels dans la </text:span><text:span text:style-name="T19">Bitmap</text:span><text:span text:style-name="T20"> et on crée la </text:span><text:span text:style-name="T19">MaBitmap</text:span><text:span text:style-name="T20"> correspondante avec la </text:span><text:span text:style-name="T19">Bitmap</text:span><text:span text:style-name="T20"> en niveaux de gris, l</text:span><text:span text:style-name="T20">e</text:span><text:span text:style-name="T20"> même histogramme et </text:span><text:span text:style-name="T19">valMap</text:span><text:span text:style-name="T20"> que l’image originale. </text:span></text:p>
      <text:p text:style-name="P41"/>
      <text:p text:style-name="P41"/>
      <text:p text:style-name="P20"><text:span text:style-name="T20"><text:tab/></text:span><text:span text:style-name="T20">La fonction </text:span><text:span text:style-name="T17">inverser()</text:span><text:span text:style-name="T20"> permet d’afficher une image en négatif. Il n’y a aucun paramètres d’entrée, et la fonction retourne l’image transformée de type </text:span><text:span text:style-name="T19">MaBitmap</text:span><text:span text:style-name="T20">.</text:span></text:p>
      <text:p text:style-name="P20"><text:span text:style-name="T3">Description de la méthode :</text:span> Dans un premier temps, on crée un tableau qui va recevoir les pixels de couleur négative. On soustrait ensuite à 255 – valeur maximale de couleur disponible – la valeur de chaque canal RGB du pixel qu’on est en train de parcourir. On place la couleur obtenue dans le nouveau tableau de pixels. Une fois tous les pixels parcourus, on copie l’image originale en <text:span text:style-name="T7">Bitmap</text:span> et on remplace le tableau de pixels par celui de pixels négatifs. Enfin, on crée une image de type <text:span text:style-name="T7">MaBitmap</text:span> avec la <text:span text:style-name="T7">Bitmap</text:span> correspondante et l’entier correspond au filtre utilisé.</text:p>
      <text:p text:style-name="P20"/>
      <text:p text:style-name="P20"/>
      <text:p text:style-name="P20"><text:tab/>La fonction <text:span text:style-name="T16">sepia()</text:span> permet d’appliquer un filtre sepia sur une image. Il n’y a aucun paramètres d’entrée, et la fonction retourne l’image transformée de type <text:span text:style-name="T7">MaBitmap</text:span>.</text:p>
      <text:p text:style-name="P20"><text:span text:style-name="T18">Description de la méthode :</text:span> Dans un premier temps, on crée un tableau qui va contenir les pixels transformés et un entier témoin qui vaut 20. Pour chaque pixel, on remplace : le canal rouge par la valeur de <text:span text:style-name="T7">valMap</text:span> correspondante ajoutée au double du témoin, le canal vert par la valeur de valMap correspondante ajoutée au témoin et le canal bleu par la valeur de <text:span text:style-name="T7">valMap</text:span> correspondante. <text:span text:style-name="T7">valMap</text:span> peut être nulle ou contenir les pixels en niveaux de gris. De plus, si les canaux rouge et vert sont plus grands que 255 après chaque somme, ils sont remplacés par l’entier 255. Enfin, on crée une copie <text:span text:style-name="T7">Bitmap</text:span> de l’image originale dans laquelle on place le tableau de pixels sepia. On retourne l’image <text:span text:style-name="T7">MaBitmap</text:span> correspondante avec le filtre utilisé.</text:p>
      <text:p text:style-name="P20"/>
      <text:p text:style-name="P20"/>
      <text:p text:style-name="P20"/>
      <text:p text:style-name="P10"><text:soft-page-break/>PHOTOSHIP : LA VERSION FINALE</text:p>
      <text:p text:style-name="P38"/>
      <text:p text:style-name="P20"/>
      <text:p text:style-name="P20"/>
      <text:p text:style-name="P20"><text:tab/>La fonction <text:span text:style-name="T16">egalisationHistogramme()</text:span> permet de renvoyer l’image dont on a amélioré le contraste. Il n’y a aucun paramètres d’entrée et la fonction retourne l’image de type <text:span text:style-name="T7">MaBitmap</text:span> avec un histogramme égalisé.</text:p>
      <text:p text:style-name="P31"><text:span text:style-name="T18">Description de la méthode :</text:span> Si l’histogramme de l’image n’a pas été calculé auparavant, la fonction appelle calculHistogramme(). À partir <text:s/>l’histogramme, on calcule l’histogramme cumulé</text:p>
      <text:p text:style-name="P20"/>
      <text:p text:style-name="P20"/>
      <text:p text:style-name="P20"><text:tab/>La fonction <text:span text:style-name="T16">extensionDynamiques()</text:span> permet d’améliorer la luminosité de l’image originale. Il n’y a aucun paramètres d’entrée, et la fonction retourne l’image transformée de type <text:span text:style-name="T7">MaBitmap</text:span>.</text:p>
      <text:p text:style-name="P31"><text:span text:style-name="T18">Description de la méthode :</text:span> ...</text:p>
      <text:p text:style-name="P20"/>
      <text:p text:style-name="P20"/>
      <text:p text:style-name="P20"><text:tab/>La fonction <text:span text:style-name="T16">rotationGauche()</text:span> permet de retourner de 90° sur la gauche l’image de type <text:span text:style-name="T7">MaBitmap</text:span>. Il n’y a pas de paramètres d’entrée et la fonction retourne l’image de type <text:span text:style-name="T7">MaBitmap</text:span> sur la gauche.</text:p>
      <text:p text:style-name="P20"><text:span text:style-name="T18">Description de la méthode :</text:span> On crée un tableau qui va contenir les pixels retournés. On place chaque pixel de l’image originale à sa place correspondante dans l’image retournée à gauche. Enfin, on crée une <text:span text:style-name="T7">Bitmap</text:span> avec le tableau précédent, puis la <text:span text:style-name="T7">MaBitmap</text:span> finale en reprenant la <text:span text:style-name="T7">Bitmap</text:span> précédente et le filtre qu’il lui a été précédemment appliqué.</text:p>
      <text:p text:style-name="P20"/>
      <text:p text:style-name="P20"/>
      <text:p text:style-name="P20"><text:tab/>La fonction <text:span text:style-name="T16">rotationDroit()</text:span> permet de retourner de 90° sur la droite l’image de type <text:span text:style-name="T7">MaBitmap</text:span>. Il n’y a pas de paramètres d’entrée et la fonction retourne l’image de type <text:span text:style-name="T7">MaBitmap</text:span> sur la droite.</text:p>
      <text:p text:style-name="P20"><text:span text:style-name="T18">Description de la méthode :</text:span> On crée un tableau qui va contenir les pixels retournés. On place chaque pixel de l’image originale à sa place correspondante dans l’image retournée à droite. Enfin, on crée une <text:span text:style-name="T7">Bitmap</text:span> avec le tableau précédent, puis la <text:span text:style-name="T7">MaBitmap</text:span> finale en reprenant la <text:span text:style-name="T7">Bitmap</text:span> précédente et le filtre qu’il lui a été précédemment appliqué.</text:p>
      <text:p text:style-name="P20"/>
      <text:p text:style-name="P20"/>
      <text:p text:style-name="P20"/>
      <text:p text:style-name="P20"/>
      <text:p text:style-name="P20"/>
      <text:p text:style-name="P20"/>
      <text:p text:style-name="P20"/>
      <text:p text:style-name="P20"/>
      <text:p text:style-name="P10"><text:soft-page-break/>PHOTOSHIP : LA VERSION FINALE</text:p>
      <text:p text:style-name="P38"/>
      <text:p text:style-name="P20"/>
      <text:p text:style-name="P20"/>
      <text:p text:style-name="P20"><text:tab/>La fonction <text:span text:style-name="T16">miroirHorizontal()</text:span> permet de retourner l’image suivant un axe de symétrie horizontal. Il n’y a aucun paramètres d’entrée, et la fonction renvoie l’image de type <text:span text:style-name="T7">MaBitm</text:span><text:span text:style-name="T7">a</text:span><text:span text:style-name="T7">p</text:span> retournée.</text:p>
      <text:p text:style-name="P20"><text:span text:style-name="T18">Description de la méthode :</text:span> On crée un tableau qui va contenir les pixels retournés. On place chaque pixel de l’image originale à sa place correspondante dans l’image reflétée en haut/bas. Enfin, on crée une <text:span text:style-name="T7">Bitmap</text:span> avec le tableau précédent, puis la <text:span text:style-name="T7">MaBitmap</text:span> finale en reprenant la <text:span text:style-name="T7">Bitmap</text:span> précédente et le filtre qu’il lui a été précédemment appliqué.</text:p>
      <text:p text:style-name="P20"/>
      <text:p text:style-name="P20"/>
      <text:p text:style-name="P20"><text:tab/>La fonction <text:span text:style-name="T16">miroir</text:span><text:span text:style-name="T16">Vertical</text:span><text:span text:style-name="T16">()</text:span> permet de retourner l’image suivant un axe de symétrie vertical. Il n’y a aucun paramètres d’entrée, et la fonction renvoie l’image de type <text:span text:style-name="T7">MaBitm</text:span><text:span text:style-name="T7">a</text:span><text:span text:style-name="T7">p</text:span> retournée.</text:p>
      <text:p text:style-name="P20"><text:span text:style-name="T18">Description de la méthode :</text:span> On crée un tableau qui va contenir les pixels retournés. On place chaque pixel de l’image originale à sa place correspondante dans l’image reflétée à gauche/droite. Enfin, on crée une <text:span text:style-name="T7">Bitmap</text:span> avec le tableau précédent, puis la <text:span text:style-name="T7">MaBitmap</text:span> finale en reprenant la <text:span text:style-name="T7">Bitmap</text:span> précédente et le filtre qu’il lui a été précédemment appliqué.</text:p>
      <text:p text:style-name="P20"/>
      <text:p text:style-name="P20"/>
      <text:p text:style-name="P20">La fonction miseAEchelle() OK</text:p>
      <text:p text:style-name="P20"/>
      <text:p text:style-name="P20"/>
      <text:p text:style-name="P20">La fonction convolution()</text:p>
      <text:p text:style-name="P20">Pour chaque pixel on fait un calcul de convolution avec la matrice donnée </text:p>
      <text:p text:style-name="P20">→ on multiplie la valeur des pixels voisins par le coefficient correspondant dans la matrice et on somme</text:p>
      <text:p text:style-name="P20">Si la somme des coeffs est différente de 1 on divise les résultats par cette somme pour avoir un résultat cohérent</text:p>
      <text:p text:style-name="P20">Les bords sont mis en blanc</text:p>
      <text:p text:style-name="P20"/>
      <text:p text:style-name="P20"/>
      <text:p text:style-name="P20">La fonction moyenneur()</text:p>
      <text:p text:style-name="P20">Le filtre moyenneur fait la moyenne des valeurs des pixels voisins. Convolution avec une matrice composée uniquement de 1. Tous les pixels voisins ont la même valeur.</text:p>
      <text:p text:style-name="P20"/>
      <text:p text:style-name="P20"><text:tab/>La fonction <text:span text:style-name="T16">gauss()</text:span> est la fonction qui définit le masque à appliquer pour le filtre gaussien. Il n’y a aucun paramètres d’entrée et la fonction retourne l’image de type <text:span text:style-name="T7">MaBitmap</text:span> avec le filtre gaussien.</text:p>
      <text:p text:style-name="P20"><text:soft-page-break/><text:span text:style-name="T18">Description de la méthode :</text:span> La fonction définit un masque (un tableau à deux dimensions). Ce masque sera appliqué via la méthode <text:span text:style-name="T16">convolution()</text:span>. Celle-ci retourne l’image résultante de type <text:span text:style-name="T7">MaBitmap</text:span>.</text:p>
      <text:p text:style-name="P20"/>
      <text:p text:style-name="P20"/>
      <text:p text:style-name="P20">La fonction borduresConvol()</text:p>
      <text:p text:style-name="P20">Pareil que convolution mais on ne renvoie pas directement une bitmap (on a besoin de calculs supplémentaires ensuite) mais un tableau qui contient les sous-tableaux pour les composantes rgb de chaque pixel. On garde les bordures originelles. C'est une fonction auxiliaire pour sobel et laplacien</text:p>
      <text:p text:style-name="P20"/>
      <text:p text:style-name="P20">La fonction sobel()</text:p>
      <text:p text:style-name="P42">le filtre sobel permet d'afficher les contours à partir de deux convolutions permettant</text:p>
      <text:p text:style-name="P42"><text:s/>de faire la dérivée seconde horizontalement et verticalement. On fait la norme de ces deuxrésultats et on revient à un espace de 0 à 255.</text:p>
      <text:p text:style-name="P42"/>
      <text:p text:style-name="P20">La fonction laplacien()</text:p>
      <text:p text:style-name="P20">Comme sobel mais on fait une seule convolution donc pas de norme</text:p>
      <text:p text:style-name="P20"/>
      <text:p text:style-name="P20">La fonction fonction selectionTeinte()</text:p>
      <text:p text:style-name="P20">Pour chaque pixel, on regarde si la teinte est dans l'intervalle qu'on demande, si oui on garde, sinon on passe en gris. Code redondant, 3 boucles similaires que nous avons gardé pour éviter d'avoir à faire des calculs plus compliqués à chaque pixel.</text:p>
      <text:p text:style-name="P20"/>
      <text:p text:style-name="P20">La fonction changeTeinte()</text:p>
      <text:p text:style-name="P20">On donne à chaque pixel la teinte donnée en paramètre.</text:p>
      <text:p text:style-name="P20"/>
      <text:p text:style-name="P20">La fonction changeHSV()</text:p>
      <text:p text:style-name="P20">On additionne pour chaque pixel ses valeurs hsv avec les valeurs hsv données en paramètres. Si on se retrouve en dehors du bon espace, on ajuste de façon circulaire.</text:p>
      <text:p text:style-name="P20"/>
      <text:p text:style-name="P20">La fonction rognage()</text:p>
      <text:p text:style-name="P20">utilise la fonction createBitmap qui peut permettre de rogner en utilisant les bons arguments</text:p>
      <text:p text:style-name="P20"/>
      <text:p text:style-name="P20"/>
      <text:p text:style-name="P20"><text:tab/>La fonction <text:span text:style-name="T16">dessinCrayon()</text:span> sert à donner un effet crayonné à l’image à transformer. Il n’y a aucun paramètres d’entrée et la fonction retournée l’image modifiée de type <text:span text:style-name="T7">MaBitmap</text:span>.</text:p>
      <text:p text:style-name="P20"><text:span text:style-name="T18">Description de la méthode :</text:span> Pour cette fonction, on doit appliquer quatre filtres successifs : le filtre de niveaux de gris, le filtre négatif et le filtre gaussien. Enfin, on retourne le résultat de la fonction <text:span text:style-name="T16">mélangeDensiteCouleur()</text:span> (fonction qui <text:span text:style-name="T10">…</text:span> ).</text:p>
      <text:p text:style-name="P20"/>
      <text:p text:style-name="P20"/>
      <text:p text:style-name="P20"><text:soft-page-break/><text:tab/>La fonction <text:span text:style-name="T16">voisinLePlusProche()</text:span> est une fonction qui peut modifier la taille de l’image. Elle peut également la déformer car l’utilisateur peut choisir de ne pas conserver les proportions. Les paramètres d’entrée sont deux entiers servant à calculer les facteurs de déformation, et la fonction retourne l’image de type <text:span text:style-name="T7">MaBitmap</text:span> déformée.</text:p>
      <text:p text:style-name="P20"><text:span text:style-name="T18">Description de la méthode :</text:span> À partir des deux entiers passés en paramètres, on calcule <text:s/>deux float correspondant aux facteurs de déformation (en divisant les entiers passés en paramètres par la largeur ou la hauteur). Puis on place les pixels aux positions équivalents dans un nouveau tableau de pixels. Enfin, on crée la <text:span text:style-name="T7">Bitmap</text:span> servant à retourner l’image <text:span text:style-name="T7">MaBitmap</text:span> avec l’entier correspondant au filtre utilisé.</text:p>
      <text:p text:style-name="P20"/>
      <text:p text:style-name="P20"/>
      <text:p text:style-name="P20">La fonction cartoon()</text:p>
      <text:p text:style-name="P20">On détecte les bordures grâces à Sobel. On se créée une grille qui nous permettra d'identifier la composition de l'image. -1 pour une bordure, 0 pour un pixel non visité, un entier positif différent pour chaque zone. Dès qu'on passe sur un pixel à 0. On lance une fonction récursive qui renvoie sur tous les voisins du pixel tant qu'il existe et qu'il est lui aussi à 0. Cette fonction récursive va marquer tous les pixels d'une même zone avec le même numéro et calcule la couleur moyenne de la zone (en additionnant toutes les valeurs et en divisant par le nombre de pixels de la zone).<text:line-break/>Une fois la couleur de la zone trouvée, on cherche dans notre palette de couleur si elle est proche d'une de nos couleurs utilisées. Si oui, on dit que sa couleur est celle de la couleur proche, sinon on ajoute cette couleur à notre palette. Ainsi on réduit le nombre de couleurs utilisées si les couleurs des zones sont proches.<text:line-break/>La fonction cartoonBorders servira ensuite à dessiner les contours selon la valeur entrée en seekbar. Plus la valeur d'entrée est haute, plus la fonction est tolérante et trace des contours considérées comme moins importants sur le filtre sobel.</text:p>
      <text:p text:style-name="P20"/>
      <text:p text:style-name="P20"/>
      <text:p text:style-name="P20"/>
      <text:p text:style-name="P20"/>
      <text:p text:style-name="P20"/>
      <text:p text:style-name="P20"/>
      <text:p text:style-name="P20"/>
      <text:p text:style-name="P20"/>
      <text:p text:style-name="P20"/>
      <text:p text:style-name="P13"/>
      <text:p text:style-name="P9">HISTORIQUE DE DÉVELOPPEMENT</text:p>
      <text:p text:style-name="Horizontal_20_Line"/>
      <text:p text:style-name="P22"/>
      <text:p text:style-name="P32">1. Rappel de la première release</text:p>
      <text:p text:style-name="P25"><text:tab/><text:span text:style-name="T9">1.1- Architecture de la première release</text:span></text:p>
      <text:p text:style-name="P24"/>
      <text:p text:style-name="P24">L’architecture de la première release du projet est représentée par le diagramme UML suivant :</text:p>
      <text:p text:style-name="P24"><draw:frame draw:style-name="fr3" draw:name="Image2" text:anchor-type="paragraph" svg:width="17cm" svg:height="8.341cm" draw:z-index="2"><draw:image/></draw:frame><text:soft-page-break/>Elle comprenait autant de fichiers XML que de fichiers JAVA. </text:p>
      <text:p text:style-name="P24"/>
      <text:p text:style-name="P24"><text:tab/><text:span text:style-name="T8">1.2- </text:span><text:span text:style-name="T8">Description du fonctionnement de la première release</text:span></text:p>
      <text:p text:style-name="P24"/>
      <text:p text:style-name="P26">Lorsque l’utilisateur souhaite utiliser Photoship, il accédait à la page d’accueil où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9">HISTORIQUE DE DÉVELOPPEMENT</text:p>
      <text:p text:style-name="Horizontal_20_Line"/>
      <text:p text:style-name="P32">2. Comparaison entre les deux releases</text:p>
      <text:p text:style-name="P22"><text:tab/><text:span text:style-name="T8">2.1- Comparaison de l’architecture</text:span></text:p>
      <text:p text:style-name="P25"/>
      <text:p text:style-name="P25"><text:tab/><text:span text:style-name="T10">La différence entre deux architectures est très nette : de 13 </text:span><text:span text:style-name="T10">fichiers JAVA et 13 fichiers XML, on passe à 5 fichiers JAVA et 4 fichiers XML. </text:span></text:p>
      <text:p text:style-name="P27"><text:soft-page-break/><text:tab/>Ainsi, dans la première release, chaque classe JAVA avait son ficher XML associé et représentait une activité à ouvrir dans l’application – donc 13 activités à ouvrir –. Tandis que dans la deuxième release, il n’y a au total que 3 activités à ouvrir : la page d’accueil, la page de chargement de photo et le menu principal.</text:p>
      <text:p text:style-name="P25"/>
      <text:p text:style-name="P25"/>
      <text:p text:style-name="P19"><text:tab/>2.2- Comparaison des algorithmes</text:p>
      <text:p text:style-name="P25"/>
      <text:p text:style-name="P25"/>
      <text:p text:style-name="P25"/>
      <text:p text:style-name="P25"/>
      <text:p text:style-name="P25"><text:tab/><text:span text:style-name="T8">3- Gain de l’optimisation réalisée</text:span></text:p>
      <text:p text:style-name="P25"/>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CONCLUSION</text:p>
      <text:p text:style-name="Horizontal_20_Line"/>
      <text:p text:style-name="P3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AUTEURS ET MATÉRIEL UTILISÉ</text:p>
      <text:p text:style-name="Horizontal_20_Line"/>
      <text:p text:style-name="P34"/>
      <text:p text:style-name="P34">1. Les auteurs de l’application</text:p>
      <text:p text:style-name="P28"><text:soft-page-break/></text:p>
      <text:p text:style-name="P28"><text:tab/>Les trois auteurs de ce projet sont trois étudiantes en L3 Mathématiques-Informatique.</text:p>
      <text:p text:style-name="P28"/>
      <text:p text:style-name="P28">Vous pouvez les joindre via leurs profils Github ou par les adresses mail suivantes :</text:p>
      <text:p text:style-name="P28"/>
      <text:p text:style-name="P28">- Cauli HONORÉ</text:p>
      <text:p text:style-name="P20"><text:a xlink:type="simple" xlink:href="mailto:quentin.honore@etu.u-bordeaux.fr" text:style-name="Internet_20_link" text:visited-style-name="Visited_20_Internet_20_Link"><text:span text:style-name="T5">quentin.honore@etu.u-bordeaux.fr</text:span></text:a><text:span text:style-name="T5"><text:tab/><text:tab/><text:tab/><text:tab/></text:span><text:a xlink:type="simple" xlink:href="https://github.com/cauli33" text:style-name="Internet_20_link" text:visited-style-name="Visited_20_Internet_20_Link"><text:span text:style-name="T5">https://github.com/cauli33</text:span></text:a></text:p>
      <text:p text:style-name="P28"/>
      <text:p text:style-name="P28">- Emma VEILLAT :</text:p>
      <text:p text:style-name="P20"><text:a xlink:type="simple" xlink:href="mailto:emma.veillat@u-bordeaux.fr" text:style-name="Internet_20_link" text:visited-style-name="Visited_20_Internet_20_Link"><text:span text:style-name="T5">emma.veillat@u-bordeaux.fr</text:span></text:a><text:span text:style-name="T4"> <text:tab/><text:tab/> <text:tab/><text:tab/></text:span><text:a xlink:type="simple" xlink:href="https://github.com/EmmaVeillat" text:style-name="Internet_20_link" text:visited-style-name="Visited_20_Internet_20_Link"><text:span text:style-name="T5">https://github.com/EmmaVeillat</text:span></text:a></text:p>
      <text:p text:style-name="P28"/>
      <text:p text:style-name="P28">- Emma BESSE :</text:p>
      <text:p text:style-name="P20"><text:a xlink:type="simple" xlink:href="mailto:emma.besse@etu.u-bordeaux.fr" text:style-name="Internet_20_link" text:visited-style-name="Visited_20_Internet_20_Link"><text:span text:style-name="T5">emma.besse@etu.u-bordeaux.fr</text:span></text:a><text:span text:style-name="T4"> </text:span></text:p>
      <text:p text:style-name="P20"/>
      <text:p text:style-name="P20"/>
      <text:p text:style-name="P34">2. Le matériel utilisé tout au long du projet</text:p>
      <text:p text:style-name="P20"/>
      <text:p text:style-name="P20"><text:tab/>Cette application a été développée grâce au logiciel Android Studio. Elle a également pu être testée grâce aux machines suivantes :</text:p>
      <text:p text:style-name="P20">- portable Motorola G2</text:p>
      <text:p text:style-name="P20">- portable Samsung S7</text:p>
      <text:p text:style-name="P20">- émulateur Asus Zenfone 2</text:p>
      <text:p text:style-name="P20">- émulateur Nexus S</text:p>
      <text:p text:style-name="P20">- émulateur proposé par défaut par Android Studio.</text:p>
      <text:p text:style-name="P20"/>
      <text:p text:style-name="P20">L’API minimal utilisé pour tester l’application est l’API 22. Mais l’application fonctionne très bien pour toute API supérieure à 3.</text:p>
      <text:p text:style-name="P20"/>
      <text:p text:style-name="P20">La rédaction du cahier des charges a été réalisée en langage LaTex, grâce au logiciel Emacs.</text:p>
      <text:p text:style-name="P20"/>
      <text:p text:style-name="P20">Les diagrammes présentés dans ce rapport ont été réalisés en langage UML, avec l’aide du logiciel StarUML.</text:p>
      <text:p text:style-name="P20"/>
      <text:p text:style-name="P28">Certains sites ont été particulièrement utiles pour le développement de Photoship notamment  :</text:p>
      <text:p text:style-name="P20"><text:span text:style-name="T4">- le forum </text:span><text:a xlink:type="simple" xlink:href="http://stackoverflow.com/" text:style-name="Internet_20_link" text:visited-style-name="Visited_20_Internet_20_Link"><text:span text:style-name="T5">http://stackoverflow.com/</text:span></text:a></text:p>
      <text:p text:style-name="P20"><text:span text:style-name="T4">- le site de cours en ligne </text:span><text:a xlink:type="simple" xlink:href="https://openclassrooms.com/" text:style-name="Internet_20_link" text:visited-style-name="Visited_20_Internet_20_Link"><text:span text:style-name="T5">https://openclassroom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urier New1" svg:font-family="'Courier New'"/>
    <style:font-face style:name="Liberation," svg:font-family="'Liberation,'"/>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style style:name="Heading_20_5" style:display-name="Heading 5" style:family="paragraph" style:parent-style-name="Heading" style:class="text"/>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5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3T17:23:57.243138000</meta:creation-date>
    <dc:date>2017-04-20T18:45:46.80</dc:date>
    <meta:editing-duration>PT23H55M32S</meta:editing-duration>
    <meta:editing-cycles>228</meta:editing-cycles>
    <meta:generator>OpenOffice/4.1.2$Win32 OpenOffice.org_project/412m3$Build-9782</meta:generator>
    <meta:document-statistic meta:table-count="0" meta:image-count="3" meta:object-count="0" meta:page-count="14" meta:paragraph-count="148" meta:word-count="2764" meta:character-count="17578"/>
  </office:meta>
</office:document-meta>
</file>